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8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7.8535in" svg:height="5.1555in" svg:x="7.8213in" svg:y="0.2614in">
            <draw:object draw:notify-on-update-of-ranges="loss_log.A2:loss_log.A11 loss_log.B1:loss_log.B1 loss_log.B2:loss_log.B11 loss_log.A2:loss_log.A11 loss_log.C1:loss_log.C1 loss_log.C2:loss_log.C11 loss_log.A2:loss_log.A11 loss_log.D1:loss_log.D1 loss_log.D2:loss_log.D11 loss_log.A2:loss_log.A11 loss_log.E1:loss_log.E1 loss_log.E2:loss_log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atch silu</text:p>
          </table:table-cell>
          <table:table-cell office:value-type="string" calcext:value-type="string">
            <text:p>layer silu</text:p>
          </table:table-cell>
          <table:table-cell office:value-type="string" calcext:value-type="string">
            <text:p>batch prelu</text:p>
          </table:table-cell>
          <table:table-cell office:value-type="string" calcext:value-type="string">
            <text:p>layer pr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8591759204865" calcext:value-type="float">
            <text:p>0.528591759204865</text:p>
          </table:table-cell>
          <table:table-cell office:value-type="float" office:value="0.568145968914032" calcext:value-type="float">
            <text:p>0.568145968914032</text:p>
          </table:table-cell>
          <table:table-cell office:value-type="float" office:value="0.556653867959976" calcext:value-type="float">
            <text:p>0.556653867959976</text:p>
          </table:table-cell>
          <table:table-cell office:value-type="float" office:value="0.639855468273163" calcext:value-type="float">
            <text:p>0.639855468273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0273720026016" calcext:value-type="float">
            <text:p>0.480273720026016</text:p>
          </table:table-cell>
          <table:table-cell office:value-type="float" office:value="0.497759491801262" calcext:value-type="float">
            <text:p>0.497759491801262</text:p>
          </table:table-cell>
          <table:table-cell office:value-type="float" office:value="0.496142271161079" calcext:value-type="float">
            <text:p>0.496142271161079</text:p>
          </table:table-cell>
          <table:table-cell office:value-type="float" office:value="0.552661858797073" calcext:value-type="float">
            <text:p>0.552661858797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653142213821" calcext:value-type="float">
            <text:p>0.457653142213821</text:p>
          </table:table-cell>
          <table:table-cell office:value-type="float" office:value="0.469010350704193" calcext:value-type="float">
            <text:p>0.469010350704193</text:p>
          </table:table-cell>
          <table:table-cell office:value-type="float" office:value="0.467890070080757" calcext:value-type="float">
            <text:p>0.467890070080757</text:p>
          </table:table-cell>
          <table:table-cell office:value-type="float" office:value="0.508408054709435" calcext:value-type="float">
            <text:p>0.508408054709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2888492941856" calcext:value-type="float">
            <text:p>0.442888492941856</text:p>
          </table:table-cell>
          <table:table-cell office:value-type="float" office:value="0.451638546586037" calcext:value-type="float">
            <text:p>0.451638546586037</text:p>
          </table:table-cell>
          <table:table-cell office:value-type="float" office:value="0.447797716856003" calcext:value-type="float">
            <text:p>0.447797716856003</text:p>
          </table:table-cell>
          <table:table-cell office:value-type="float" office:value="0.485901920795441" calcext:value-type="float">
            <text:p>0.485901920795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3298985362053" calcext:value-type="float">
            <text:p>0.433298985362053</text:p>
          </table:table-cell>
          <table:table-cell office:value-type="float" office:value="0.439779551029205" calcext:value-type="float">
            <text:p>0.439779551029205</text:p>
          </table:table-cell>
          <table:table-cell office:value-type="float" office:value="0.437763804197311" calcext:value-type="float">
            <text:p>0.437763804197311</text:p>
          </table:table-cell>
          <table:table-cell office:value-type="float" office:value="0.467163416743279" calcext:value-type="float">
            <text:p>0.467163416743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094540953636" calcext:value-type="float">
            <text:p>0.426094540953636</text:p>
          </table:table-cell>
          <table:table-cell office:value-type="float" office:value="0.429390960931778" calcext:value-type="float">
            <text:p>0.429390960931778</text:p>
          </table:table-cell>
          <table:table-cell office:value-type="float" office:value="0.429893093109131" calcext:value-type="float">
            <text:p>0.429893093109131</text:p>
          </table:table-cell>
          <table:table-cell office:value-type="float" office:value="0.454776543974876" calcext:value-type="float">
            <text:p>0.4547765439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0346048474312" calcext:value-type="float">
            <text:p>0.420346048474312</text:p>
          </table:table-cell>
          <table:table-cell office:value-type="float" office:value="0.42159552693367" calcext:value-type="float">
            <text:p>0.42159552693367</text:p>
          </table:table-cell>
          <table:table-cell office:value-type="float" office:value="0.423085445165634" calcext:value-type="float">
            <text:p>0.423085445165634</text:p>
          </table:table-cell>
          <table:table-cell office:value-type="float" office:value="0.445175415873528" calcext:value-type="float">
            <text:p>0.445175415873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6229779720306" calcext:value-type="float">
            <text:p>0.416229779720306</text:p>
          </table:table-cell>
          <table:table-cell office:value-type="float" office:value="0.415740839838982" calcext:value-type="float">
            <text:p>0.415740839838982</text:p>
          </table:table-cell>
          <table:table-cell office:value-type="float" office:value="0.41920506477356" calcext:value-type="float">
            <text:p>0.41920506477356</text:p>
          </table:table-cell>
          <table:table-cell office:value-type="float" office:value="0.436073959469795" calcext:value-type="float">
            <text:p>0.436073959469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2430532574654" calcext:value-type="float">
            <text:p>0.412430532574654</text:p>
          </table:table-cell>
          <table:table-cell office:value-type="float" office:value="0.411934288740158" calcext:value-type="float">
            <text:p>0.411934288740158</text:p>
          </table:table-cell>
          <table:table-cell office:value-type="float" office:value="0.415912922024727" calcext:value-type="float">
            <text:p>0.415912922024727</text:p>
          </table:table-cell>
          <table:table-cell office:value-type="float" office:value="0.427995499372482" calcext:value-type="float">
            <text:p>0.427995499372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9065102338791" calcext:value-type="float">
            <text:p>0.409065102338791</text:p>
          </table:table-cell>
          <table:table-cell office:value-type="float" office:value="0.407031489610672" calcext:value-type="float">
            <text:p>0.407031489610672</text:p>
          </table:table-cell>
          <table:table-cell office:value-type="float" office:value="0.412601971030235" calcext:value-type="float">
            <text:p>0.412601971030235</text:p>
          </table:table-cell>
          <table:table-cell office:value-type="float" office:value="0.421891244649887" calcext:value-type="float">
            <text:p>0.421891244649887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1,0.57279559135437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,0.5040577107667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,0.47354156434535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,0.456658168435096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,0.44513868331909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,0.4363655102252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,0.42892786443233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,0.42215931534767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,0.41696181178092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,0.411592413783073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7:09:45.956855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7:54:22.651074926</dc:date>
    <meta:editing-duration>PT14H37M34S</meta:editing-duration>
    <meta:editing-cycles>2</meta:editing-cycles>
    <meta:generator>LibreOffice/24.2.3.2$Linux_X86_64 LibreOffice_project/420$Build-2</meta:generator>
    <meta:document-statistic meta:table-count="1" meta:cell-count="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49cm" svg:height="13.096cm" xlink:href=".." xlink:type="simple" chart:class="chart:scatter" chart:style-name="ch1">
        <chart:legend chart:legend-position="end" svg:x="16.912cm" svg:y="5.502cm" style:legend-expansion="high" chart:style-name="ch2"/>
        <chart:plot-area chart:style-name="ch3" table:cell-range-address="loss_log.A2:loss_log.E11 loss_log.B1:loss_log.E1" chart:data-source-has-labels="row" svg:x="0.398cm" svg:y="0.261cm" svg:width="16.116cm" svg:height="12.574cm">
          <chart:coordinate-region svg:x="1.496cm" svg:y="0.46cm" svg:width="14.831cm" svg:height="11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s_log.B2:loss_log.B11" chart:label-cell-address="loss_log.B1:loss_log.B1" chart:class="chart:scatter">
            <chart:domain table:cell-range-address="loss_log.A2:loss_log.A11"/>
            <chart:data-point chart:repeated="10"/>
          </chart:series>
          <chart:series chart:style-name="ch8" chart:values-cell-range-address="loss_log.C2:loss_log.C11" chart:label-cell-address="loss_log.C1:loss_log.C1" chart:class="chart:scatter">
            <chart:data-point chart:repeated="10"/>
          </chart:series>
          <chart:series chart:style-name="ch9" chart:values-cell-range-address="loss_log.D2:loss_log.D11" chart:label-cell-address="loss_log.D1:loss_log.D1" chart:class="chart:scatter">
            <chart:data-point chart:repeated="10"/>
          </chart:series>
          <chart:series chart:style-name="ch10" chart:values-cell-range-address="loss_log.E2:loss_log.E11" chart:label-cell-address="loss_log.E1:loss_log.E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tch silu</text:p>
                <draw:g>
                  <svg:desc>loss_log.B1:loss_log.B1</svg:desc>
                </draw:g>
              </table:table-cell>
              <table:table-cell office:value-type="string">
                <text:p>layer silu</text:p>
                <draw:g>
                  <svg:desc>loss_log.C1:loss_log.C1</svg:desc>
                </draw:g>
              </table:table-cell>
              <table:table-cell office:value-type="string">
                <text:p>batch prelu</text:p>
                <draw:g>
                  <svg:desc>loss_log.D1:loss_log.D1</svg:desc>
                </draw:g>
              </table:table-cell>
              <table:table-cell office:value-type="string">
                <text:p>layer prelu</text:p>
                <draw:g>
                  <svg:desc>loss_log.E1:loss_lo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11</svg:desc>
                </draw:g>
              </table:table-cell>
              <table:table-cell office:value-type="float" office:value="0.528591759204865">
                <text:p>0.528591759204865</text:p>
                <draw:g>
                  <svg:desc>loss_log.B2:loss_log.B11</svg:desc>
                </draw:g>
              </table:table-cell>
              <table:table-cell office:value-type="float" office:value="0.568145968914032">
                <text:p>0.568145968914032</text:p>
                <draw:g>
                  <svg:desc>loss_log.C2:loss_log.C11</svg:desc>
                </draw:g>
              </table:table-cell>
              <table:table-cell office:value-type="float" office:value="0.556653867959976">
                <text:p>0.556653867959976</text:p>
                <draw:g>
                  <svg:desc>loss_log.D2:loss_log.D11</svg:desc>
                </draw:g>
              </table:table-cell>
              <table:table-cell office:value-type="float" office:value="0.639855468273163">
                <text:p>0.639855468273163</text:p>
                <draw:g>
                  <svg:desc>loss_log.E2:loss_log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0273720026016">
                <text:p>0.480273720026016</text:p>
              </table:table-cell>
              <table:table-cell office:value-type="float" office:value="0.497759491801262">
                <text:p>0.497759491801262</text:p>
              </table:table-cell>
              <table:table-cell office:value-type="float" office:value="0.496142271161079">
                <text:p>0.496142271161079</text:p>
              </table:table-cell>
              <table:table-cell office:value-type="float" office:value="0.552661858797073">
                <text:p>0.55266185879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57653142213821">
                <text:p>0.457653142213821</text:p>
              </table:table-cell>
              <table:table-cell office:value-type="float" office:value="0.469010350704193">
                <text:p>0.469010350704193</text:p>
              </table:table-cell>
              <table:table-cell office:value-type="float" office:value="0.467890070080757">
                <text:p>0.467890070080757</text:p>
              </table:table-cell>
              <table:table-cell office:value-type="float" office:value="0.508408054709435">
                <text:p>0.508408054709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2888492941856">
                <text:p>0.442888492941856</text:p>
              </table:table-cell>
              <table:table-cell office:value-type="float" office:value="0.451638546586037">
                <text:p>0.451638546586037</text:p>
              </table:table-cell>
              <table:table-cell office:value-type="float" office:value="0.447797716856003">
                <text:p>0.447797716856003</text:p>
              </table:table-cell>
              <table:table-cell office:value-type="float" office:value="0.485901920795441">
                <text:p>0.485901920795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33298985362053">
                <text:p>0.433298985362053</text:p>
              </table:table-cell>
              <table:table-cell office:value-type="float" office:value="0.439779551029205">
                <text:p>0.439779551029205</text:p>
              </table:table-cell>
              <table:table-cell office:value-type="float" office:value="0.437763804197311">
                <text:p>0.437763804197311</text:p>
              </table:table-cell>
              <table:table-cell office:value-type="float" office:value="0.467163416743279">
                <text:p>0.467163416743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6094540953636">
                <text:p>0.426094540953636</text:p>
              </table:table-cell>
              <table:table-cell office:value-type="float" office:value="0.429390960931778">
                <text:p>0.429390960931778</text:p>
              </table:table-cell>
              <table:table-cell office:value-type="float" office:value="0.429893093109131">
                <text:p>0.429893093109131</text:p>
              </table:table-cell>
              <table:table-cell office:value-type="float" office:value="0.454776543974876">
                <text:p>0.45477654397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0346048474312">
                <text:p>0.420346048474312</text:p>
              </table:table-cell>
              <table:table-cell office:value-type="float" office:value="0.42159552693367">
                <text:p>0.42159552693367</text:p>
              </table:table-cell>
              <table:table-cell office:value-type="float" office:value="0.423085445165634">
                <text:p>0.423085445165634</text:p>
              </table:table-cell>
              <table:table-cell office:value-type="float" office:value="0.445175415873528">
                <text:p>0.445175415873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16229779720306">
                <text:p>0.416229779720306</text:p>
              </table:table-cell>
              <table:table-cell office:value-type="float" office:value="0.415740839838982">
                <text:p>0.415740839838982</text:p>
              </table:table-cell>
              <table:table-cell office:value-type="float" office:value="0.41920506477356">
                <text:p>0.41920506477356</text:p>
              </table:table-cell>
              <table:table-cell office:value-type="float" office:value="0.436073959469795">
                <text:p>0.436073959469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2430532574654">
                <text:p>0.412430532574654</text:p>
              </table:table-cell>
              <table:table-cell office:value-type="float" office:value="0.411934288740158">
                <text:p>0.411934288740158</text:p>
              </table:table-cell>
              <table:table-cell office:value-type="float" office:value="0.415912922024727">
                <text:p>0.415912922024727</text:p>
              </table:table-cell>
              <table:table-cell office:value-type="float" office:value="0.427995499372482">
                <text:p>0.427995499372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9065102338791">
                <text:p>0.409065102338791</text:p>
              </table:table-cell>
              <table:table-cell office:value-type="float" office:value="0.407031489610672">
                <text:p>0.407031489610672</text:p>
              </table:table-cell>
              <table:table-cell office:value-type="float" office:value="0.412601971030235">
                <text:p>0.412601971030235</text:p>
              </table:table-cell>
              <table:table-cell office:value-type="float" office:value="0.421891244649887">
                <text:p>0.421891244649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